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office:font-face-decls>
  <office:automatic-styles>
    <style:style style:name="P1" style:family="paragraph" style:parent-style-name="Standard">
      <style:text-properties officeooo:rsid="0015187e" officeooo:paragraph-rsid="0015187e"/>
    </style:style>
    <style:style style:name="P2" style:family="paragraph" style:parent-style-name="Standard">
      <style:text-properties officeooo:rsid="0015187e" officeooo:paragraph-rsid="0015a96f"/>
    </style:style>
    <style:style style:name="P3" style:family="paragraph" style:parent-style-name="Standard">
      <style:text-properties officeooo:rsid="0015a96f" officeooo:paragraph-rsid="0015a96f"/>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242424" loext:opacity="100%" fo:letter-spacing="normal"/>
    </style:style>
    <style:style style:name="P6"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242424" loext:opacity="100%" style:font-name="apple-system" fo:font-size="10.5pt" fo:letter-spacing="normal" fo:language="en" fo:country="US" fo:font-style="normal" fo:font-weight="normal"/>
    </style:style>
    <style:style style:name="T2" style:family="text">
      <style:text-properties fo:font-variant="normal" fo:text-transform="none" fo:color="#242424" loext:opacity="100%" style:font-name="Calibri" fo:font-size="10.5pt" fo:letter-spacing="normal" fo:language="en" fo:country="US" fo:font-style="normal" fo:font-weight="normal"/>
    </style:style>
    <style:style style:name="T3" style:family="text">
      <style:text-properties fo:font-variant="normal" fo:text-transform="none" fo:color="#242424" loext:opacity="100%" style:font-name="Calibri" fo:font-size="10.5pt" fo:letter-spacing="normal" fo:language="en" fo:country="US" fo:font-style="normal" fo:font-weight="normal" fo:background-color="#ffffff" loext:char-shading-value="0"/>
    </style:style>
    <style:style style:name="T4" style:family="text">
      <style:text-properties fo:font-variant="normal" fo:text-transform="none" fo:color="#4f52b2" loext:opacity="100%" style:font-name="apple-system" fo:font-size="10.5pt" fo:letter-spacing="normal" fo:language="en" fo:country="US" fo:font-style="normal" fo:font-weight="normal" loext:padding="0cm" loext:border="none"/>
    </style:style>
    <style:style style:name="T5" style:family="text">
      <style:text-properties fo:font-variant="normal" fo:text-transform="none" fo:color="#4f52b2" loext:opacity="100%" style:font-name="Calibri" fo:font-size="10.5pt" fo:letter-spacing="normal" fo:language="en" fo:country="US" fo:font-style="normal" fo:font-weight="normal" loext:padding="0cm" loext:border="none"/>
    </style:style>
    <style:style style:name="T6" style:family="text">
      <style:text-properties fo:font-weight="bold" style:font-weight-asian="bold" style:font-weight-complex="bold"/>
    </style:style>
    <style:style style:name="T7" style:family="text">
      <style:text-properties officeooo:rsid="0015a96f"/>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6"><text:span text:style-name="T1">How would you deploy this application to AWS or Azure?<text:line-break/></text:span><text:a xlink:type="simple" xlink:href="https://github.com/vercel/next.js/tree/canary/examples/blog-starter" office:target-frame-name="_blank" xlink:show="new" text:style-name="Internet_20_link" text:visited-style-name="Visited_20_Internet_20_Link"><text:span text:style-name="T4">https://github.com/vercel/</text:span></text:a></text:p>
        </text:list-item>
      </text:list>
      <text:p text:style-name="P5"> </text:p>
      <text:p text:style-name="P4"><text:span text:style-name="T3">* Create an architecture diagram of your solution, e.g. using </text:span><text:a xlink:type="simple" xlink:href="https://draw.io/" office:target-frame-name="_blank" xlink:show="new" text:style-name="Internet_20_link" text:visited-style-name="Visited_20_Internet_20_Link"><text:span text:style-name="T5">https://draw.io/</text:span></text:a><text:span text:style-name="T2"><text:line-break/></text:span><text:span text:style-name="T3">* Describe your build pipeline, including tools used.</text:span></text:p>
      <text:p text:style-name="Standard"/>
      <text:p text:style-name="Standard"/>
      <text:p text:style-name="P1"><text:span text:style-name="T6">AWS</text:span>: </text:p>
      <text:p text:style-name="P1">Since this is a static site and more than likely a low cost operation, this <text:s/>project would be a perfect candidate for containerization inside AWS using Elastic Container Services.</text:p>
      <text:p text:style-name="P1">The Docker image can be stored inside Elastic Container Registry and updates <text:span text:style-name="T7">to the container code </text:span>would be pushed in there, cost of this would be much less than creating a registry anywhere else. Normally I would use Terraform for IaC deploying inside AWS, however since this is a fairly basic site with mostly static elements I would opt for using a CloudFormation stack and as many AWS services as possible. </text:p>
      <text:p text:style-name="P1"/>
      <text:p text:style-name="P1">The stack code can be stored inside either GitHub, or CodeCommit and the pipeline can be developed using Github actions or CodePipeline. Personally I would opt for GitHub actions, as this would probably fit inside the free actions tier and developers are more familiar with using and navigating GitHub for code commits. Additionally this does not put all the eggs in one basket, so if something goes wrong with an AWS service, which I have seen in the past, the code can be deployed in another AWS region.</text:p>
      <text:p text:style-name="P3">The CI/CD pipeline would deploy the CloudFormation stack inside of AWS.</text:p>
      <text:p text:style-name="P1"/>
      <text:p text:style-name="P2">One thing to consider would be the amount of traffic the blog gets. Albeit this being a static site, if we are using a container there is a limit on how many concurrent users can browse the site before it <text:span text:style-name="T7">falls</text:span> over <text:span text:style-name="T7">due to insufficient resources</text:span>. If a high level of traffic is expected I would opt to use a scalable ECS Fargate serverless cluster with a load balancer. Fargate serverless is a low management cluster option and the details of upgrading and managing the cluster are mostly taken care of by AWS.</text:p>
      <text:p text:style-name="P2">Usage would have to be monitored and <text:span text:style-name="T7">defined</text:span> metrics would scale the application. </text:p>
      <text:p text:style-name="P2">Auto scaling groups would automatically add or remove instances when demand spikes or recedes. The load balancer in front of the cluster would manage the traffic bound for the application instances. </text:p>
      <text:p text:style-name="P1"/>
      <text:p text:style-name="P1">The only elements o<text:span text:style-name="T7">f</text:span> the site that change are the additional blog posts. </text:p>
      <text:p text:style-name="P2">As such one can create a container that maps the ‘/_posts’ folder inside to AWS EFS. If the user wishes to add a post to their blog they can upload a new MD file to the EFS storage, which is mapped inside the containers. <text:span text:style-name="T7">Another repository pipeline can handle the MD file uploads to the EFS storage inside of AWS. </text:span></text:p>
      <text:p text:style-name="P2"/>
      <text:p text:style-name="P3">In the end there would be 3 repositories and 3 pipelines, one for infrastructure, the docker image, and handling of the blog posts. </text:p>
      <text:p text:style-name="P3">These pipelines can leverage the ‘install-aws-cli-action’ in GitHub Actions to perform all tasks required to push the code changes from the repositories into AWS.</text:p>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08:49:15.499243642</meta:creation-date>
    <dc:date>2023-09-20T09:58:16.420922236</dc:date>
    <meta:editing-duration>PT1H9M1S</meta:editing-duration>
    <meta:editing-cycles>2</meta:editing-cycles>
    <meta:generator>LibreOffice/7.5.5.2$Linux_X86_64 LibreOffice_project/50$Build-2</meta:generator>
    <meta:document-statistic meta:table-count="0" meta:image-count="0" meta:object-count="0" meta:page-count="1" meta:paragraph-count="15" meta:word-count="488" meta:character-count="2858" meta:non-whitespace-character-count="2376"/>
  </office:meta>
</office:document-meta>
</file>